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3">
      <style:text-properties officeooo:paragraph-rsid="00035fbd"/>
    </style:style>
    <style:style style:name="P2" style:family="paragraph" style:parent-style-name="Heading_20_3">
      <style:text-properties fo:font-style="normal" style:text-underline-style="none" fo:font-weight="bold" officeooo:rsid="0019340b" officeooo:paragraph-rsid="0019340b" style:font-style-asian="normal" style:font-weight-asian="bold" style:font-style-complex="normal" style:font-weight-complex="bold"/>
    </style:style>
    <style:style style:name="P3" style:family="paragraph" style:parent-style-name="Text_20_body">
      <style:text-properties fo:font-weight="bold" officeooo:paragraph-rsid="00087879" style:font-weight-asian="bold" style:font-weight-complex="bold"/>
    </style:style>
    <style:style style:name="P4" style:family="paragraph" style:parent-style-name="Text_20_body">
      <style:text-properties fo:font-weight="bold" officeooo:rsid="0008499f" officeooo:paragraph-rsid="0008499f" style:font-weight-asian="bold" style:font-weight-complex="bold"/>
    </style:style>
    <style:style style:name="P5" style:family="paragraph" style:parent-style-name="Text_20_body">
      <style:text-properties officeooo:paragraph-rsid="0005446b"/>
    </style:style>
    <style:style style:name="P6" style:family="paragraph" style:parent-style-name="Text_20_body">
      <style:text-properties officeooo:paragraph-rsid="0008499f"/>
    </style:style>
    <style:style style:name="P7" style:family="paragraph" style:parent-style-name="Text_20_body">
      <style:text-properties style:text-underline-style="solid" style:text-underline-width="auto" style:text-underline-color="font-color" fo:font-weight="bold" officeooo:paragraph-rsid="0008499f" style:font-weight-asian="bold" style:font-weight-complex="bold"/>
    </style:style>
    <style:style style:name="P8" style:family="paragraph" style:parent-style-name="Text_20_body">
      <style:text-properties style:text-underline-style="solid" style:text-underline-width="auto" style:text-underline-color="font-color" fo:font-weight="bold" officeooo:paragraph-rsid="00177f3e" style:font-weight-asian="bold" style:font-weight-complex="bold"/>
    </style:style>
    <style:style style:name="P9" style:family="paragraph" style:parent-style-name="Text_20_body">
      <style:text-properties style:text-underline-style="solid" style:text-underline-width="auto" style:text-underline-color="font-color" fo:font-weight="bold" officeooo:paragraph-rsid="0017e4e1" style:font-weight-asian="bold" style:font-weight-complex="bold"/>
    </style:style>
    <style:style style:name="P10" style:family="paragraph" style:parent-style-name="Text_20_body">
      <style:text-properties style:text-underline-style="solid" style:text-underline-width="auto" style:text-underline-color="font-color" fo:font-weight="bold" officeooo:paragraph-rsid="0019340b" style:font-weight-asian="bold" style:font-weight-complex="bold"/>
    </style:style>
    <style:style style:name="P11" style:family="paragraph" style:parent-style-name="Text_20_body">
      <style:text-properties officeooo:paragraph-rsid="00087c72"/>
    </style:style>
    <style:style style:name="P12" style:family="paragraph" style:parent-style-name="Text_20_body">
      <style:paragraph-properties fo:text-align="start" style:justify-single-word="false"/>
    </style:style>
    <style:style style:name="P13" style:family="paragraph" style:parent-style-name="Text_20_body">
      <style:text-properties officeooo:paragraph-rsid="0011588c"/>
    </style:style>
    <style:style style:name="P14" style:family="paragraph" style:parent-style-name="Text_20_body">
      <style:text-properties officeooo:paragraph-rsid="0011c050"/>
    </style:style>
    <style:style style:name="P15" style:family="paragraph" style:parent-style-name="Text_20_body">
      <style:text-properties fo:font-style="normal" officeooo:paragraph-rsid="0013d17e" style:font-style-asian="normal" style:font-style-complex="normal"/>
    </style:style>
    <style:style style:name="P16" style:family="paragraph" style:parent-style-name="Text_20_body">
      <style:text-properties fo:font-style="normal" officeooo:rsid="0013e5c2" officeooo:paragraph-rsid="0013e5c2" style:font-style-asian="normal" style:font-style-complex="normal"/>
    </style:style>
    <style:style style:name="P17" style:family="paragraph" style:parent-style-name="Text_20_body">
      <style:text-properties fo:font-style="normal" officeooo:rsid="0013e5c2" officeooo:paragraph-rsid="0013d17e" style:font-style-asian="normal" style:font-style-complex="normal"/>
    </style:style>
    <style:style style:name="P18" style:family="paragraph" style:parent-style-name="Text_20_body">
      <style:text-properties fo:font-style="normal" style:text-underline-style="solid" style:text-underline-width="auto" style:text-underline-color="font-color" fo:font-weight="bold" officeooo:paragraph-rsid="001501d6" style:font-style-asian="normal" style:font-weight-asian="bold" style:font-style-complex="normal" style:font-weight-complex="bold"/>
    </style:style>
    <style:style style:name="P19" style:family="paragraph" style:parent-style-name="Text_20_body">
      <style:text-properties fo:font-style="normal" style:text-underline-style="none" fo:font-weight="normal" officeooo:paragraph-rsid="0013d17e"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officeooo:rsid="0019340b" officeooo:paragraph-rsid="0019340b" style:font-style-asian="normal" style:font-weight-asian="normal" style:font-style-complex="normal" style:font-weight-complex="normal"/>
    </style:style>
    <style:style style:name="P21" style:family="paragraph" style:parent-style-name="Text_20_body">
      <style:text-properties style:font-name="DejaVu Sans Mono" officeooo:paragraph-rsid="001365b6"/>
    </style:style>
    <style:style style:name="P22" style:family="paragraph" style:parent-style-name="Text_20_body">
      <style:text-properties style:font-name="DejaVu Sans Mono" fo:font-style="normal" officeooo:rsid="0013e5c2" officeooo:paragraph-rsid="0013e5c2" style:font-style-asian="normal" style:font-style-complex="normal"/>
    </style:style>
    <style:style style:name="P23" style:family="paragraph" style:parent-style-name="Text_20_body">
      <style:text-properties style:font-name="DejaVu Sans Mono" officeooo:rsid="00177f3e" officeooo:paragraph-rsid="00177f3e"/>
    </style:style>
    <style:style style:name="P24" style:family="paragraph" style:parent-style-name="Text_20_body">
      <style:text-properties style:font-name="DejaVu Sans Mono" style:text-underline-style="none" fo:font-weight="normal" officeooo:rsid="0017e4e1" officeooo:paragraph-rsid="0017e4e1" style:font-weight-asian="normal" style:font-weight-complex="normal"/>
    </style:style>
    <style:style style:name="P25" style:family="paragraph" style:parent-style-name="Text_20_body">
      <style:text-properties officeooo:paragraph-rsid="0013e5c2"/>
    </style:style>
    <style:style style:name="P26" style:family="paragraph" style:parent-style-name="Text_20_body">
      <style:text-properties officeooo:paragraph-rsid="00166235"/>
    </style:style>
    <style:style style:name="P27" style:family="paragraph" style:parent-style-name="Text_20_body">
      <style:text-properties officeooo:paragraph-rsid="0019340b"/>
    </style:style>
    <style:style style:name="P28" style:family="paragraph" style:parent-style-name="Text_20_body">
      <style:text-properties officeooo:rsid="0019340b" officeooo:paragraph-rsid="0019340b"/>
    </style:style>
    <style:style style:name="P29" style:family="paragraph" style:parent-style-name="Text_20_body">
      <style:text-properties officeooo:rsid="00035fbd" officeooo:paragraph-rsid="00035fbd"/>
    </style:style>
    <style:style style:name="P30" style:family="paragraph" style:parent-style-name="Text_20_body">
      <style:text-properties fo:font-weight="normal" officeooo:rsid="0008499f" officeooo:paragraph-rsid="0008499f" style:font-weight-asian="normal" style:font-weight-complex="normal"/>
    </style:style>
    <style:style style:name="P31" style:family="paragraph" style:parent-style-name="Text_20_body">
      <style:text-properties fo:font-weight="normal" officeooo:rsid="0005446b" officeooo:paragraph-rsid="0008499f" style:font-weight-asian="normal" style:font-weight-complex="normal"/>
    </style:style>
    <style:style style:name="P32" style:family="paragraph" style:parent-style-name="Text_20_body">
      <style:text-properties fo:font-weight="normal" officeooo:rsid="0005446b" officeooo:paragraph-rsid="0005446b" style:font-weight-asian="normal" style:font-weight-complex="normal"/>
    </style:style>
    <style:style style:name="P33" style:family="paragraph" style:parent-style-name="Text_20_body">
      <style:text-properties fo:font-weight="normal" officeooo:rsid="00087879" officeooo:paragraph-rsid="00087879" style:font-weight-asian="normal" style:font-weight-complex="normal"/>
    </style:style>
    <style:style style:name="P34" style:family="paragraph" style:parent-style-name="Text_20_body">
      <style:text-properties style:text-underline-style="none" fo:font-weight="normal" officeooo:rsid="00087c72" officeooo:paragraph-rsid="00087c72" style:font-weight-asian="normal" style:font-weight-complex="normal"/>
    </style:style>
    <style:style style:name="P35" style:family="paragraph" style:parent-style-name="Text_20_body">
      <style:text-properties style:text-underline-style="none" fo:font-weight="normal" officeooo:rsid="0017e4e1" officeooo:paragraph-rsid="0017e4e1" style:font-weight-asian="normal" style:font-weight-complex="normal"/>
    </style:style>
    <style:style style:name="P36" style:family="paragraph" style:parent-style-name="Text_20_body">
      <style:text-properties officeooo:rsid="00166235" officeooo:paragraph-rsid="00166235"/>
    </style:style>
    <style:style style:name="P37" style:family="paragraph" style:parent-style-name="Quotations">
      <style:text-properties officeooo:paragraph-rsid="00035fbd"/>
    </style:style>
    <style:style style:name="P38" style:family="paragraph" style:parent-style-name="Preformatted_20_Text">
      <style:paragraph-properties fo:margin-top="0cm" fo:margin-bottom="0.499cm" style:contextual-spacing="false"/>
    </style:style>
    <style:style style:name="P39" style:family="paragraph" style:parent-style-name="Preformatted_20_Text">
      <style:paragraph-properties fo:margin-top="0cm" fo:margin-bottom="0.499cm" style:contextual-spacing="false"/>
      <style:text-properties fo:font-weight="normal" officeooo:rsid="0008499f" officeooo:paragraph-rsid="0008499f" style:font-weight-asian="normal" style:font-weight-complex="normal"/>
    </style:style>
    <style:style style:name="P40" style:family="paragraph" style:parent-style-name="Standard">
      <style:text-properties officeooo:rsid="001168fb" officeooo:paragraph-rsid="001168fb"/>
    </style:style>
    <style:style style:name="P41" style:family="paragraph" style:parent-style-name="Text_20_body">
      <style:paragraph-properties fo:margin-top="0cm" fo:margin-bottom="0cm" style:contextual-spacing="false"/>
      <style:text-properties style:font-name="DejaVu Sans Mono" officeooo:rsid="0019340b" officeooo:paragraph-rsid="0019340b"/>
    </style:style>
    <style:style style:name="P42" style:family="paragraph" style:parent-style-name="Preformatted_20_Text">
      <style:text-properties fo:font-weight="normal" officeooo:rsid="0008499f" officeooo:paragraph-rsid="0008499f" style:font-weight-asian="normal" style:font-weight-complex="normal"/>
    </style:style>
    <style:style style:name="P43" style:family="paragraph" style:parent-style-name="Preformatted_20_Text">
      <style:text-properties fo:font-weight="normal" officeooo:rsid="0005446b" officeooo:paragraph-rsid="0008499f" style:font-weight-asian="normal" style:font-weight-complex="normal"/>
    </style:style>
    <style:style style:name="P44" style:family="paragraph" style:parent-style-name="Preformatted_20_Text">
      <style:text-properties fo:font-weight="normal" officeooo:rsid="0005446b" officeooo:paragraph-rsid="0005446b" style:font-weight-asian="normal" style:font-weight-complex="normal"/>
    </style:style>
    <style:style style:name="P45" style:family="paragraph" style:parent-style-name="Preformatted_20_Text">
      <style:text-properties fo:font-weight="normal" officeooo:rsid="00087879" officeooo:paragraph-rsid="00087879" style:font-weight-asian="normal" style:font-weight-complex="normal"/>
    </style:style>
    <style:style style:name="P46" style:family="paragraph" style:parent-style-name="Preformatted_20_Text">
      <style:text-properties style:text-underline-style="none" fo:font-weight="normal" officeooo:rsid="00087c72" officeooo:paragraph-rsid="00087c72" style:font-weight-asian="normal" style:font-weight-complex="normal"/>
    </style:style>
    <style:style style:name="P47" style:family="paragraph" style:parent-style-name="Text_20_body" style:list-style-name="L1"/>
    <style:style style:name="P48" style:family="paragraph" style:parent-style-name="Text_20_body" style:list-style-name="L2">
      <style:text-properties fo:font-weight="bold" officeooo:paragraph-rsid="00035fbd" style:font-weight-asian="bold" style:font-weight-complex="bold"/>
    </style:style>
    <style:style style:name="P49" style:family="paragraph" style:parent-style-name="Text_20_body" style:list-style-name="L1">
      <style:paragraph-properties fo:margin-top="0cm" fo:margin-bottom="0cm" style:contextual-spacing="false"/>
    </style:style>
    <style:style style:name="P50" style:family="paragraph" style:parent-style-name="Text_20_body" style:list-style-name="L3">
      <style:paragraph-properties fo:margin-top="0cm" fo:margin-bottom="0cm" style:contextual-spacing="false"/>
      <style:text-properties officeooo:paragraph-rsid="001a0448"/>
    </style:style>
    <style:style style:name="P51" style:family="paragraph" style:parent-style-name="Heading_20_4">
      <style:text-properties fo:font-weight="normal" officeooo:rsid="0008499f" style:font-weight-asian="normal" style:font-weight-complex="normal"/>
    </style:style>
    <style:style style:name="T1" style:family="text">
      <style:text-properties fo:font-weight="bold"/>
    </style:style>
    <style:style style:name="T2" style:family="text">
      <style:text-properties fo:font-weight="bold" officeooo:rsid="0005446b"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5446b" style:font-style-asian="italic" style:font-style-complex="italic"/>
    </style:style>
    <style:style style:name="T6" style:family="text">
      <style:text-properties fo:font-style="italic" officeooo:rsid="001365b6" style:font-style-asian="italic" style:font-style-complex="italic"/>
    </style:style>
    <style:style style:name="T7" style:family="text">
      <style:text-properties fo:font-style="italic" fo:font-weight="normal" officeooo:rsid="00035fbd" style:font-style-asian="italic" style:font-weight-asian="normal" style:font-style-complex="italic" style:font-weight-complex="normal"/>
    </style:style>
    <style:style style:name="T8" style:family="text">
      <style:text-properties officeooo:rsid="00035fbd"/>
    </style:style>
    <style:style style:name="T9" style:family="text">
      <style:text-properties fo:font-weight="normal" officeooo:rsid="00035fbd" style:font-weight-asian="normal" style:font-weight-complex="normal"/>
    </style:style>
    <style:style style:name="T10" style:family="text">
      <style:text-properties fo:font-weight="normal" officeooo:rsid="0005446b" style:font-weight-asian="normal" style:font-weight-complex="normal"/>
    </style:style>
    <style:style style:name="T11" style:family="text">
      <style:text-properties fo:font-weight="normal" officeooo:rsid="0006f414" style:font-weight-asian="normal" style:font-weight-complex="normal"/>
    </style:style>
    <style:style style:name="T12" style:family="text">
      <style:text-properties fo:font-weight="normal" officeooo:rsid="0008499f" style:font-weight-asian="normal" style:font-weight-complex="normal"/>
    </style:style>
    <style:style style:name="T13" style:family="text">
      <style:text-properties fo:font-weight="normal" officeooo:rsid="00087879" style:font-weight-asian="normal" style:font-weight-complex="normal"/>
    </style:style>
    <style:style style:name="T14" style:family="text">
      <style:text-properties fo:font-weight="normal" officeooo:rsid="001168fb" style:font-weight-asian="normal" style:font-weight-complex="normal"/>
    </style:style>
    <style:style style:name="T15" style:family="text">
      <style:text-properties officeooo:rsid="0005446b"/>
    </style:style>
    <style:style style:name="T16" style:family="text">
      <style:text-properties fo:font-style="normal" officeooo:rsid="0005446b" style:font-style-asian="normal" style:font-style-complex="normal"/>
    </style:style>
    <style:style style:name="T17" style:family="text">
      <style:text-properties fo:font-style="normal" officeooo:rsid="0008499f" style:font-style-asian="normal" style:font-style-complex="normal"/>
    </style:style>
    <style:style style:name="T18" style:family="text">
      <style:text-properties fo:font-style="normal" officeooo:rsid="001365b6" style:font-style-asian="normal" style:font-style-complex="normal"/>
    </style:style>
    <style:style style:name="T19" style:family="text">
      <style:text-properties fo:font-style="normal" officeooo:rsid="0013e5c2" style:font-style-asian="normal" style:font-style-complex="normal"/>
    </style:style>
    <style:style style:name="T20" style:family="text">
      <style:text-properties fo:font-style="normal" fo:font-weight="normal" officeooo:rsid="0008499f" style:font-style-asian="normal" style:font-weight-asian="normal" style:font-style-complex="normal" style:font-weight-complex="normal"/>
    </style:style>
    <style:style style:name="T21" style:family="text">
      <style:text-properties fo:font-style="normal" style:text-underline-style="none" fo:font-weight="normal" officeooo:rsid="0017e4e1" style:font-style-asian="normal" style:font-weight-asian="normal" style:font-style-complex="normal" style:font-weight-complex="normal"/>
    </style:style>
    <style:style style:name="T22" style:family="text">
      <style:text-properties fo:font-style="normal" style:text-underline-style="none" fo:font-weight="normal" officeooo:rsid="0019340b" style:font-style-asian="normal" style:font-weight-asian="normal" style:font-style-complex="normal" style:font-weight-complex="normal"/>
    </style:style>
    <style:style style:name="T23" style:family="text">
      <style:text-properties fo:font-style="normal" style:text-underline-style="none" fo:font-weight="normal" officeooo:rsid="00193ab7" style:font-style-asian="normal" style:font-weight-asian="normal" style:font-style-complex="normal" style:font-weight-complex="normal"/>
    </style:style>
    <style:style style:name="T24" style:family="text">
      <style:text-properties officeooo:rsid="0008499f"/>
    </style:style>
    <style:style style:name="T25" style:family="text">
      <style:text-properties style:text-underline-style="none" fo:font-weight="normal" officeooo:rsid="0008499f" style:font-weight-asian="normal" style:font-weight-complex="normal"/>
    </style:style>
    <style:style style:name="T26" style:family="text">
      <style:text-properties style:text-underline-style="none" fo:font-weight="normal" officeooo:rsid="00087c72" style:font-weight-asian="normal" style:font-weight-complex="normal"/>
    </style:style>
    <style:style style:name="T27" style:family="text">
      <style:text-properties style:text-underline-style="none" fo:font-weight="normal" officeooo:rsid="0005446b" style:font-weight-asian="normal" style:font-weight-complex="normal"/>
    </style:style>
    <style:style style:name="T28" style:family="text">
      <style:text-properties style:text-underline-style="none" fo:font-weight="normal" officeooo:rsid="000bacb4" style:font-weight-asian="normal" style:font-weight-complex="normal"/>
    </style:style>
    <style:style style:name="T29" style:family="text">
      <style:text-properties style:text-underline-style="none" fo:font-weight="normal" officeooo:rsid="0013e5c2" style:font-weight-asian="normal" style:font-weight-complex="normal"/>
    </style:style>
    <style:style style:name="T30" style:family="text">
      <style:text-properties style:text-underline-style="none" fo:font-weight="normal" officeooo:rsid="001501d6" style:font-weight-asian="normal" style:font-weight-complex="normal"/>
    </style:style>
    <style:style style:name="T31" style:family="text">
      <style:text-properties style:text-underline-style="none" fo:font-weight="normal" officeooo:rsid="00177f3e" style:font-weight-asian="normal" style:font-weight-complex="normal"/>
    </style:style>
    <style:style style:name="T32" style:family="text">
      <style:text-properties style:font-name="DejaVu Sans Mono" style:text-underline-style="none" fo:font-weight="normal" officeooo:rsid="0008499f" style:font-weight-asian="normal" style:font-weight-complex="normal"/>
    </style:style>
    <style:style style:name="T33" style:family="text">
      <style:text-properties style:font-name="DejaVu Sans Mono" fo:font-weight="normal" officeooo:rsid="00087879" style:font-weight-asian="normal" style:font-weight-complex="normal"/>
    </style:style>
    <style:style style:name="T34" style:family="text">
      <style:text-properties style:font-name="DejaVu Sans Mono" officeooo:rsid="001168fb"/>
    </style:style>
    <style:style style:name="T35" style:family="text">
      <style:text-properties style:font-name="DejaVu Sans Mono" officeooo:rsid="0011c050"/>
    </style:style>
    <style:style style:name="T36" style:family="text">
      <style:text-properties style:font-name="DejaVu Sans Mono" officeooo:rsid="0013d17e"/>
    </style:style>
    <style:style style:name="T37" style:family="text">
      <style:text-properties style:font-name="DejaVu Sans Mono" fo:font-style="normal" officeooo:rsid="0013e5c2" style:font-style-asian="normal" style:font-style-complex="normal"/>
    </style:style>
    <style:style style:name="T38" style:family="text">
      <style:text-properties style:font-name="DejaVu Sans Mono" fo:font-style="normal" style:text-underline-style="none" fo:font-weight="normal" officeooo:rsid="0017e4e1" style:font-style-asian="normal" style:font-weight-asian="normal" style:font-style-complex="normal" style:font-weight-complex="normal"/>
    </style:style>
    <style:style style:name="T39" style:family="text">
      <style:text-properties style:font-name="DejaVu Sans Mono" officeooo:rsid="0019340b"/>
    </style:style>
    <style:style style:name="T40" style:family="text">
      <style:text-properties style:text-underline-style="solid" style:text-underline-width="auto" style:text-underline-color="font-color" fo:font-weight="bold" officeooo:rsid="00087c72" style:font-weight-asian="bold" style:font-weight-complex="bold"/>
    </style:style>
    <style:style style:name="T41" style:family="text">
      <style:text-properties style:text-underline-style="solid" style:text-underline-width="auto" style:text-underline-color="font-color" fo:font-weight="bold" officeooo:rsid="0013d17e" style:font-weight-asian="bold" style:font-weight-complex="bold"/>
    </style:style>
    <style:style style:name="T42" style:family="text">
      <style:text-properties officeooo:rsid="000a1d14"/>
    </style:style>
    <style:style style:name="T43" style:family="text">
      <style:text-properties officeooo:rsid="0011588c"/>
    </style:style>
    <style:style style:name="T44" style:family="text">
      <style:text-properties officeooo:rsid="001168fb"/>
    </style:style>
    <style:style style:name="T45" style:family="text">
      <style:text-properties officeooo:rsid="0011c050"/>
    </style:style>
    <style:style style:name="T46" style:family="text">
      <style:text-properties officeooo:rsid="0013d17e"/>
    </style:style>
    <style:style style:name="T47" style:family="text">
      <style:text-properties officeooo:rsid="0013e5c2"/>
    </style:style>
    <style:style style:name="T48" style:family="text">
      <style:text-properties officeooo:rsid="00166235"/>
    </style:style>
    <style:style style:name="T49" style:family="text">
      <style:text-properties officeooo:rsid="00177f3e"/>
    </style:style>
    <style:style style:name="T50" style:family="text">
      <style:text-properties officeooo:rsid="0017e4e1"/>
    </style:style>
    <style:style style:name="T51" style:family="text">
      <style:text-properties officeooo:rsid="0019340b"/>
    </style:style>
    <style:style style:name="T52" style:family="text">
      <style:text-properties officeooo:rsid="001a0448"/>
    </style:style>
    <style:style style:name="T53" style:family="text">
      <style:text-properties officeooo:rsid="001b095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re are two components to the mail system we are going to build. The first component is <text:span text:style-name="T1">postfix</text:span>. Postfix is what we call a "Mail Transfer Agent" (MTA). An MTA is responsible for transporting email between different destinations. When you open your email application and send an email, that document gets transferred first to your email provider's MTA. The MTA then parses the message for a destination address, looks up its server's location on the Internet, then facilitates the transfer of the message to that server. An MTA also handles incoming email in the same way: your MTA gets contacted with a message from somebody else, then your MTA delivers the message to the Mail Delivery Agent.</text:p>
      <text:p text:style-name="Text_20_body">The Mail Delivery Agent (MDA) is the second part of the mail system. Our MDA is called <text:span text:style-name="T1">dovecot</text:span>. The MDA handles the storage and organization of your mail once it is received. It may help to think of it as such: your MTA is your postman, going from house to house and delivering the mail; the MDA is your mailbox itself.</text:p>
      <text:p text:style-name="Text_20_body"/>
      <text:h text:style-name="Heading_20_3" text:outline-level="3">3.<text:span text:style-name="T53">9</text:span>.1 - First Steps: Install Postfix</text:h>
      <text:p text:style-name="Text_20_body">We will begin with installing our MTA, Postfix.</text:p>
      <text:p text:style-name="Text_20_body"><text:span text:style-name="Source_20_Text"># sudo apt-get install postfix</text:span> </text:p>
      <text:p text:style-name="Text_20_body">Postfix comes with a handy semi-graphical configuration tool, which we will use to start. Run the following:</text:p>
      <text:p text:style-name="Text_20_body"><text:span text:style-name="Source_20_Text"># sudo dpkg-reconfigure postfix</text:span> </text:p>
      <text:p text:style-name="Text_20_body">Fill in the following details, which will match our configuration. </text:p>
      <text:list xml:id="list17815213421" text:style-name="L1">
        <text:list-item>
          <text:p text:style-name="P49"><text:span text:style-name="T1">Mail server configuration type:</text:span> "Internet Site". </text:p>
        </text:list-item>
        <text:list-item>
          <text:p text:style-name="P49"><text:span text:style-name="T1">System mail name:</text:span> <text:span text:style-name="T3">mydomain.com</text:span> </text:p>
        </text:list-item>
        <text:list-item>
          <text:p text:style-name="P49"><text:span text:style-name="T1">Root and postmaster mail recipient:</text:span> <text:span text:style-name="T3">leave blank</text:span> </text:p>
        </text:list-item>
        <text:list-item>
          <text:p text:style-name="P49"><text:span text:style-name="T1">Other destinations to accept mail for:</text:span> Add <text:span text:style-name="T3">mydomain.com</text:span> to the beginning of this comma-separated list. </text:p>
        </text:list-item>
        <text:list-item>
          <text:p text:style-name="P49"><text:span text:style-name="T1">Force synchronous updates?:</text:span> No </text:p>
        </text:list-item>
        <text:list-item>
          <text:p text:style-name="P49"><text:span text:style-name="T1">Local networks:</text:span> Enter your IP subnet that we picked in the Networking section. </text:p>
        </text:list-item>
        <text:list-item>
          <text:p text:style-name="P49"><text:span text:style-name="T1">Use procmail?:</text:span> No </text:p>
        </text:list-item>
        <text:list-item>
          <text:p text:style-name="P49"><text:span text:style-name="T1">Mailbox size limit:</text:span> "0" </text:p>
        </text:list-item>
        <text:list-item>
          <text:p text:style-name="P49"><text:span text:style-name="T1">Local address extension character:</text:span> Leave as default. </text:p>
        </text:list-item>
        <text:list-item>
          <text:p text:style-name="P47"><text:span text:style-name="T1">Internet protocols to use:</text:span> all </text:p>
        </text:list-item>
      </text:list>
      <text:p text:style-name="Text_20_body">Now we need a place to put all that mail that's sure to arrive. In this example we will use the Maildir format, so run:</text:p>
      <text:p text:style-name="Text_20_body"><text:span text:style-name="Source_20_Text">sudo postconf -e 'home_mailbox = Maildir/'</text:span><text:line-break/><text:span text:style-name="Source_20_Text">export MAIL=/home/</text:span><text:span text:style-name="Source_20_Text"><text:span text:style-name="T3">username</text:span></text:span><text:span text:style-name="Source_20_Text">/Maildir</text:span><text:line-break/><text:span text:style-name="Source_20_Text">sudo postfix restart</text:span> </text:p>
      <text:p text:style-name="Text_20_body">And with that, we have a simple mail transport system running! Take a moment to pat yourself on the back.</text:p>
      <text:p text:style-name="Text_20_body">Now we will test what we have just set up. Ensure that postfix is running with <text:span text:style-name="Source_20_Text">sudo postfix status</text:span>. If it's not, run <text:span text:style-name="Source_20_Text">sudo postfix start</text:span>. Then open up <text:span text:style-name="Source_20_Text">telnet</text:span> and open a session to your local SMTP port:</text:p>
      <text:p text:style-name="Text_20_body"><text:soft-page-break/><text:span text:style-name="Source_20_Text">telnet localhost 25</text:span> </text:p>
      <text:p text:style-name="Text_20_body">You'll receive the following output and a prompt if you have successfully connected:</text:p>
      <text:p text:style-name="Quotations">Trying 127.0.0.1...<text:line-break/>Connected to mail.mydomain.com.<text:line-break/>Escape character is '^]'.<text:line-break/>220 localhost.localdomain ESMTP Postfix (Ubuntu)</text:p>
      <text:p text:style-name="Text_20_body">This prompt is a little different from the standard command, as it only understands SMTP commands. But not to worry - enter the following commands line-by-line to send yourself a test message:</text:p>
      <text:p text:style-name="Quotations">ehlo localhost<text:line-break/>mail from: root@localhost<text:line-break/>rcpt to: <text:span text:style-name="T3">username</text:span>@localhost<text:line-break/>data<text:line-break/>Subject: My Postfix Test<text:line-break/><text:line-break/>Test Message 123<text:line-break/>This is the body<text:line-break/>Goodbye<text:line-break/>.<text:line-break/>quit</text:p>
      <text:p text:style-name="Text_20_body">Make sure to put your username in the right spot. Also, that line right above "quit" is indeed just a period. That tells postfix that our test message is complete and ready to be sent.</text:p>
      <text:p text:style-name="Text_20_body">Now let's see if it worked. Run the <text:span text:style-name="Source_20_Text">mail</text:span> command and you should see the subject line of your message. Press 1 and Enter to read it. Postfix is aliiiiiiiiiiiiiive!</text:p>
      <text:p text:style-name="Text_20_body"/>
      <text:h text:style-name="Heading_20_3" text:outline-level="3">3.<text:span text:style-name="T53">9</text:span>.2 - Dovecot: <text:span text:style-name="T51">Your Email's New Home</text:span></text:h>
      <text:p text:style-name="Text_20_body">On Ubuntu Server, there are two flavours of dovecot: <text:span text:style-name="Source_20_Text">dovecot-imapd</text:span> and <text:span text:style-name="Source_20_Text">dovecot-pop3d</text:span>. You can install either or both if you'd like. Though the one you choose will depend on which email protocol you would like to use for remote connections. POP is the older protocol, which operates by downloading all email on a remote server to local folders and organizing them by their type. POP then deletes the original messages from your server, leaving you with the copies and folder organization on your local computer only.</text:p>
      <text:p text:style-name="Text_20_body">IMAP, on the other hand, is a more robust system and is recommended for those who prefer to have their mail synced to multiple locations (for example, on your laptop and on your mobile phone). IMAP syncs your mailbox's folders between the client and the server. Whenever you move an email between boxes, for example, IMAP will sync those changes to your email server in real time. You should be able to see how this is beneficial to people who use their email on multiple devices: no matter what you read or where you read it, the email's status and location can be synced across all of your devices.</text:p>
      <text:p text:style-name="Text_20_body">So choose the version(s) of dovecot you would like to install:</text:p>
      <text:p text:style-name="Text_20_body"><text:span text:style-name="Source_20_Text"># sudo apt-get install dovecot-imapd</text:span> </text:p>
      <text:p text:style-name="P40"/>
      <text:h text:style-name="Heading_20_4" text:outline-level="4"><text:soft-page-break/><text:span text:style-name="T14">Configuring</text:span><text:span text:style-name="T44"> </text:span><text:span text:style-name="T14">Dovecot</text:span></text:h>
      <text:p text:style-name="P13">Your main dovecot configuration file is stored at <text:span text:style-name="Source_20_Text">/etc/dovecot/dovecot.conf</text:span>. In <text:span text:style-name="T47">some</text:span> versions, this file "includes" other configuration files stored elsewhere, which should be easy enough to find by poking through <text:span text:style-name="Source_20_Text">/</text:span><text:span text:style-name="Source_20_Text"><text:span text:style-name="T43">etc/dovecot/auth.d</text:span></text:span> <text:span text:style-name="T43">and </text:span><text:span text:style-name="Source_20_Text"><text:span text:style-name="T43">/etc/dovecot/conf.d.</text:span></text:span> <text:span text:style-name="T43">W</text:span>e will be editing a variety of files to get our mail storage system set up.</text:p>
      <text:p text:style-name="P25">Let's start with setting up our Maildir. This is the spot where mail is temporarily stored as dovecot routes it to its proper destination. <text:span text:style-name="T44">In </text:span><text:span text:style-name="Source_20_Text"><text:span text:style-name="T43">/etc/dovecot/conf.d/</text:span></text:span><text:span text:style-name="Source_20_Text"><text:span text:style-name="T44">10-mail.conf</text:span></text:span><text:span text:style-name="T44"> </text:span><text:span text:style-name="T47">(or </text:span><text:span text:style-name="Source_20_Text"><text:span text:style-name="T47">/etc/dovecot/dovecot.conf</text:span></text:span><text:span text:style-name="T47">),</text:span><text:span text:style-name="T44"> change the appropriate line to the following:</text:span></text:p>
      <text:p text:style-name="P38">mail_location = maildir:/home/%u/Maildir</text:p>
      <text:p text:style-name="P27"><text:span text:style-name="T48">Next, ensure that we have the proper services enabled. Make sure that the </text:span><text:span text:style-name="T51">following </text:span><text:span text:style-name="T48">lines, found in </text:span><text:span text:style-name="Source_20_Text"><text:span text:style-name="T43">/etc/dovecot/conf.d/</text:span></text:span><text:span text:style-name="Source_20_Text"><text:span text:style-name="T44">10-ma</text:span></text:span><text:span text:style-name="Source_20_Text"><text:span text:style-name="T48">ster</text:span></text:span><text:span text:style-name="Source_20_Text"><text:span text:style-name="T44">.conf</text:span></text:span><text:span text:style-name="T44"> </text:span><text:span text:style-name="T47">(or </text:span><text:span text:style-name="Source_20_Text"><text:span text:style-name="T47">/etc/dovecot/dovecot.conf</text:span></text:span><text:span text:style-name="T47">),</text:span><text:span text:style-name="T48"> are uncommented:</text:span></text:p>
      <text:p text:style-name="P41">service imap-login {</text:p>
      <text:p text:style-name="P41"><text:s text:c="3"/>inet_listener imap {</text:p>
      <text:p text:style-name="P41"><text:s text:c="6"/>port = 143</text:p>
      <text:p text:style-name="P41"><text:s text:c="3"/>}</text:p>
      <text:p text:style-name="P41">...</text:p>
      <text:p text:style-name="P41">}</text:p>
      <text:p text:style-name="P28"/>
      <text:p text:style-name="P27"><text:span text:style-name="T51">If you want to allow port 993, traditionally used for secure IMAP connections but completely optional as 143 works just as well, you can uncomment the lines under </text:span><text:span text:style-name="T39">inet_listener imaps</text:span><text:span text:style-name="T51"> as well.</text:span></text:p>
      <text:p text:style-name="P14"><text:span text:style-name="T45">At this point we can start Dovecot and give it a quick test. Do so</text:span><text:span text:style-name="T44"> with:</text:span></text:p>
      <text:p text:style-name="P14"><text:span text:style-name="Source_20_Text"><text:span text:style-name="T44"># sudo service start dovecot</text:span></text:span></text:p>
      <text:p text:style-name="P14"><text:span text:style-name="T45">Then test it </text:span><text:span text:style-name="T44">with </text:span><text:span text:style-name="T34">telnet localhost imap</text:span><text:span text:style-name="T44"> (or pop, depending on your configuration). If you get a quick output followed by “</text:span><text:span text:style-name="T35">+OK </text:span><text:span text:style-name="T34">Dovecot ready</text:span><text:span text:style-name="T44">”, we're good to go. </text:span><text:span text:style-name="T47">E</text:span><text:span text:style-name="T18">nter the following:</text:span></text:p>
      <text:p text:style-name="P21"><text:span text:style-name="T18">a login </text:span><text:span text:style-name="T6">username password</text:span></text:p>
      <text:p text:style-name="P15"><text:span text:style-name="T46">Obviously, put the right information in the right place. You should come back with “</text:span><text:span text:style-name="T36">a OK Logged In</text:span><text:span text:style-name="T46">”. </text:span></text:p>
      <text:p text:style-name="P25"><text:span text:style-name="T19">If you'd like to add an alias to your account (say, if you want </text:span><text:a xlink:type="simple" xlink:href="mailto:info@mydomain.com"><text:span text:style-name="T19">info@mydomain.com</text:span></text:a><text:span text:style-name="T19"> emails to be sent to your </text:span><text:a xlink:type="simple" xlink:href="mailto:username@mydomain.com"><text:span text:style-name="T19">username@mydomain.com</text:span></text:a><text:span text:style-name="T19"> address), add a line to </text:span><text:span text:style-name="T37">/etc/aliases</text:span><text:span text:style-name="T19"> in the following format:</text:span></text:p>
      <text:p text:style-name="P22">info: username</text:p>
      <text:p text:style-name="P16">where info is the alias, and username is the user you want to forward it to, of course.</text:p>
      <text:p text:style-name="P17"/>
      <text:p text:style-name="P19"><text:span text:style-name="T41">NOTE</text:span><text:span text:style-name="T46"> </text:span><text:span text:style-name="T47">U</text:span><text:span text:style-name="T46">ntil you enable TLS in Dovecot, your password will be sent in plaintext over any remote connection. It would be unwise to use your email remotely until you've followed the steps in 3.8.5.</text:span></text:p>
      <text:p text:style-name="P18"><text:span text:style-name="T47">NOTE</text:span><text:span text:style-name="T29"> This guide will not cover adding virtual users. For information on that, </text:span><text:span text:style-name="T30">check the Ubuntu Documentation </text:span><text:a xlink:type="simple" xlink:href="https://help.ubuntu.com/community/PostfixVirtualMailBoxClamSmtpHowto">https://help.ubuntu.com/community/PostfixVirtualMailBoxClamSmtpHowto</text:a><text:span text:style-name="T30"> or the Dovecot Wiki </text:span><text:a xlink:type="simple" xlink:href="http://wiki2.dovecot.org/VirtualUsers">http://wiki2.dovecot.org/VirtualUsers</text:a><text:span text:style-name="T30">.</text:span></text:p>
      <text:h text:style-name="Heading_20_3" text:outline-level="3"><text:soft-page-break/>3.<text:span text:style-name="T53">9</text:span>.<text:span text:style-name="T51">3</text:span> - Securing Your Mail System: <text:span text:style-name="T8">Postfix</text:span></text:h>
      <text:p text:style-name="P29">It is very important to ensure your mail system runs cleanly and safely. The last thing we want is for our überserver to get bogged down with spam messages from the bots that roam the 'Net looking for open mailservers to latch onto. Spam can also be a concern when it comes to having your mail routed properly in the first place – it is common for small personal servers that get infected with spam to be blacklisted if they cannot be trusted, meaning that larger carriers might not accept your mail. Yikes!</text:p>
      <text:p text:style-name="P29">But never fear, it is easy to keep a secure mail system, provided that you are willing to live with a few reasonable constraints. In this example, here are our ground rules:</text:p>
      <text:list xml:id="list672884506" text:style-name="L2">
        <text:list-item>
          <text:p text:style-name="P48"><text:span text:style-name="T8">Incoming mail</text:span><text:span text:style-name="T9">: We will only accept incoming mail to our server that is sent to an address that really exists on our server. </text:span><text:span text:style-name="T7">(Simple enough, right?)</text:span></text:p>
        </text:list-item>
        <text:list-item>
          <text:p text:style-name="P48"><text:span text:style-name="T8">Outgoing mail</text:span><text:span text:style-name="T9">: We will only accept outgoing mail when a client connects with the proper credentials, submitted over an SSL connection. We will not send any mail that does not come from one of our email boxes (preventing our server from being used as a “relay”).</text:span></text:p>
        </text:list-item>
      </text:list>
      <text:p text:style-name="P4"/>
      <text:h text:style-name="P51" text:outline-level="4">Setup SASL for Authentication</text:h>
      <text:p text:style-name="P12"><text:span text:style-name="T8">The first step to enacting these rules</text:span> comes <text:span text:style-name="T8">via our</text:span> SASL configuration. <text:span text:style-name="T42">SASL will allow us to require clients be logged in before they can send mail, providing a convenient way to keep our server spam-free.</text:span></text:p>
      <text:p text:style-name="P5"><text:span text:style-name="T15">Make sure the </text:span><text:span text:style-name="Teletype"><text:span text:style-name="T10">libsasl2-2, sasl2-bin</text:span></text:span><text:span text:style-name="T15"> and </text:span><text:span text:style-name="Teletype"><text:span text:style-name="T11">li</text:span></text:span><text:span text:style-name="Teletype"><text:span text:style-name="T10">bsasl2-modules </text:span></text:span><text:span text:style-name="T15">packages are installed.</text:span></text:p>
      <text:p text:style-name="P5"><text:span text:style-name="T15">Next, run</text:span> the following commands to enable SASL in your postfix configuration:</text:p>
      <text:p text:style-name="P37">sudo postconf -e 'smtpd_sasl_local_domain =' </text:p>
      <text:p text:style-name="P37">sudo postconf -e 'smtpd_sasl_auth_enable = yes'<text:line-break/>sudo postconf -e 'smtpd_sasl_security_options = noanonymous'<text:line-break/>sudo postconf -e 'broken_sasl_auth_clients = yes'<text:line-break/>sudo postconf -e 'smtpd_recipient_restrictions = permit_sasl_authenticated,permit_mynetworks,reject_unauth_destination'<text:line-break/>sudo postconf -e 'inet_interfaces = all'</text:p>
      <text:p text:style-name="P37"/>
      <text:p text:style-name="Text_20_body">Now let's review what we just did: The <text:span text:style-name="T4">first</text:span> line tells postfix to use SASL. The <text:span text:style-name="T4">second</text:span> tells postfix that we don't want any anonymous users trying to log into our system and send spam: everyone must be properly authenticated using SASL. The <text:span text:style-name="T4">third</text:span> line makes SASL play nice with some legacy clients that don't necessarily call it in the proper way. The <text:span text:style-name="T4">fourth</text:span> line (this one is important!) says that our server will automatically accept mail from servers that are SASL authenticated, OR that are connected to our own network, because we know they can be trusted. Furthermore, it will outright reject any mail sent to it that doesn't belong. For example, if my domain name is example.com, we don't want to receive mail for test.net. <text:span text:style-name="T15">And the </text:span><text:span text:style-name="T5">last</text:span><text:span text:style-name="T16"> line tells Postfix to accept mail from the internet as well as our local network (if we have multiple network interfaces on our server).</text:span></text:p>
      <text:p text:style-name="P6"><text:span text:style-name="T17">Now we will edit our SASL daemon's configuration to allow it to work with Postfix. In </text:span><text:span text:style-name="Teletype"><text:span text:style-name="T20">sudo nano /etc/default/saslauthd </text:span></text:span><text:span text:style-name="T12">, change the line “START” to equal yes. Add the following lines to the configuration just below the START line:</text:span></text:p>
      <text:p text:style-name="P42">PWDIR="/var/spool/postfix/var/run/saslauthd"</text:p>
      <text:p text:style-name="Preformatted_20_Text"><text:bookmark text:name="line-5-4"/>PARAMS="-m ${PWDIR}"</text:p>
      <text:p text:style-name="P38"><text:bookmark text:name="line-6-4"/>PIDFILE="${PWDIR}/saslauthd.pid"</text:p>
      <text:p text:style-name="P30"><text:soft-page-break/>Then, at the bottom of the file, uncomment and edit the OPTIONS line to read thusly, then save and exit the file:</text:p>
      <text:p text:style-name="P42">OPTIONS="-c -m /var/spool/postfix/var/run/saslauthd"</text:p>
      <text:p text:style-name="P31"/>
      <text:p text:style-name="P6"><text:span text:style-name="T10">Edit your </text:span><text:span text:style-name="Teletype"><text:span text:style-name="T10">/etc/postfix/sasl/smtpd.conf</text:span></text:span><text:span text:style-name="T10"> file and add the following to it:</text:span></text:p>
      <text:p text:style-name="P43">pwcheck_method: saslauthd</text:p>
      <text:p text:style-name="P39">mech_list: plain login</text:p>
      <text:p text:style-name="P30">Next, run the following command:</text:p>
      <text:p text:style-name="P42">sudo dpkg-statoverride --force --update --add root sasl 755 /var/spool/postfix/var/run/saslauthd</text:p>
      <text:p text:style-name="P30"/>
      <text:p text:style-name="P7"><text:span text:style-name="T24">INFO</text:span><text:span text:style-name="T25">If you receive an error message about the directory not existing, don't worry, as saslauthd will make it automatically.</text:span></text:p>
      <text:p text:style-name="P6"><text:span text:style-name="T25">Now fire up SASL with </text:span><text:span text:style-name="T32">sudo service saslauthd start</text:span><text:span text:style-name="T25">.</text:span></text:p>
      <text:p text:style-name="P30"/>
      <text:h text:style-name="P51" text:outline-level="4">Going Further: Allow SSL/TLS connections</text:h>
      <text:p text:style-name="P6"><text:span text:style-name="T12">At this point you may be thinking: </text:span><text:span text:style-name="T2">Whew!</text:span><text:span text:style-name="T10"> </text:span><text:span text:style-name="T12">And yes, I agree with you: it is a quite lengthy and wordy process. But I promise you, it will all be worth it soon enough!</text:span></text:p>
      <text:p text:style-name="P32">Now we will make some certificates to establish a trust relationship between our clients and our server and allow them to communicate securely. This communication will occur via a mechanism called TLS. </text:p>
      <text:p text:style-name="P44">touch smtpd.key</text:p>
      <text:p text:style-name="Preformatted_20_Text"><text:bookmark text:name="line-2-2"/>chmod 600 smtpd.key</text:p>
      <text:p text:style-name="Preformatted_20_Text"><text:bookmark text:name="line-3-1"/>openssl genrsa 1024 &gt; smtpd.key</text:p>
      <text:p text:style-name="Preformatted_20_Text"><text:bookmark text:name="line-4-1"/>openssl req -new -key smtpd.key -x509 -days 3650 -out smtpd.crt # has prompts</text:p>
      <text:p text:style-name="Preformatted_20_Text"><text:bookmark text:name="line-5-1"/>openssl req -new -x509 -extensions v3_ca -keyout cakey.pem -out cacert.pem -days 3650 # has prompts</text:p>
      <text:p text:style-name="Preformatted_20_Text"><text:bookmark text:name="line-6-1"/>sudo mv smtpd.key /etc/ssl/private/</text:p>
      <text:p text:style-name="Preformatted_20_Text"><text:bookmark text:name="line-7"/>sudo mv smtpd.crt /etc/ssl/certs/</text:p>
      <text:p text:style-name="Preformatted_20_Text"><text:bookmark text:name="line-8"/>sudo mv cakey.pem /etc/ssl/private/</text:p>
      <text:p text:style-name="P38"><text:bookmark text:name="line-9"/>sudo mv cacert.pem /etc/ssl/certs/</text:p>
      <text:p text:style-name="P32">Next we will tell Postfix that we want it to use TLS encryption with those certificates we just generated.</text:p>
      <text:p text:style-name="P44">sudo postconf -e 'smtp_tls_security_level = may'</text:p>
      <text:p text:style-name="Preformatted_20_Text"><text:bookmark text:name="line-2-3"/>sudo postconf -e 'smtpd_tls_security_level = may'</text:p>
      <text:p text:style-name="Preformatted_20_Text"><text:bookmark text:name="line-3-2"/>sudo postconf -e 'smtpd_tls_auth_only = no'</text:p>
      <text:p text:style-name="Preformatted_20_Text"><text:bookmark text:name="line-4-2"/>sudo postconf -e 'smtp_tls_note_starttls_offer = yes'</text:p>
      <text:p text:style-name="Preformatted_20_Text"><text:bookmark text:name="line-5-2"/>sudo postconf -e 'smtpd_tls_key_file = /etc/ssl/private/smtpd.key'</text:p>
      <text:p text:style-name="Preformatted_20_Text"><text:bookmark text:name="line-6-2"/>sudo postconf -e 'smtpd_tls_cert_file = /etc/ssl/certs/smtpd.crt'</text:p>
      <text:p text:style-name="Preformatted_20_Text"><text:bookmark text:name="line-7-1"/>sudo postconf -e 'smtpd_tls_CAfile = /etc/ssl/certs/cacert.pem'</text:p>
      <text:p text:style-name="Preformatted_20_Text"><text:bookmark text:name="line-8-1"/>sudo postconf -e 'smtpd_tls_loglevel = 1'</text:p>
      <text:p text:style-name="Preformatted_20_Text"><text:bookmark text:name="line-9-1"/>sudo postconf -e 'smtpd_tls_received_header = yes'</text:p>
      <text:p text:style-name="Preformatted_20_Text"><text:bookmark text:name="line-10"/>sudo postconf -e 'smtpd_tls_session_cache_timeout = 3600s'</text:p>
      <text:p text:style-name="Preformatted_20_Text"><text:bookmark text:name="line-11"/>sudo postconf -e 'tls_random_source = dev:/dev/urandom'</text:p>
      <text:p text:style-name="P38"><text:bookmark text:name="line-12"/>sudo postconf -e 'myhostname = <text:span text:style-name="T5">servername</text:span>.example.com' </text:p>
      <text:p text:style-name="P32"><text:soft-page-break/>(Remember to change the server name and domain to the appropriate values.)</text:p>
      <text:p text:style-name="P3"><text:span text:style-name="T10">Now restart your postfix with </text:span><text:span text:style-name="Teletype"><text:span text:style-name="T10">sudo postfix reload</text:span></text:span><text:span text:style-name="T10"> and let's see </text:span><text:span text:style-name="T13">if it works. Run </text:span><text:span text:style-name="Source_20_Text"><text:span text:style-name="T13">telnet localhost 25</text:span></text:span><text:span text:style-name="T13"> once more and enter </text:span><text:span text:style-name="T33">ehlo localhost</text:span><text:span text:style-name="T13">. If you get a response that includes the following:</text:span></text:p>
      <text:p text:style-name="P45">250-STARTTLS</text:p>
      <text:p text:style-name="P38"><text:bookmark text:name="line-2-6"/>250-AUTH</text:p>
      <text:p text:style-name="P33">... then you're Postfix is working just fine so far.</text:p>
      <text:p text:style-name="Text_20_body"/>
      <text:p text:style-name="P11"><text:span text:style-name="T40">NOTE</text:span><text:span text:style-name="T26"> You may wish to change the following line of your </text:span><text:span text:style-name="Teletype"><text:span text:style-name="T27">/etc/postfix/</text:span></text:span><text:span text:style-name="Teletype"><text:span text:style-name="T26">master.c</text:span></text:span><text:span text:style-name="Teletype"><text:span text:style-name="T27">f</text:span></text:span><text:span text:style-name="T26"> to match this one:</text:span></text:p>
      <text:p text:style-name="P46">submission inet n <text:s text:c="5"/>- <text:s text:c="6"/>n <text:s text:c="6"/>- <text:s text:c="6"/>- <text:s text:c="6"/>smtpd</text:p>
      <text:p text:style-name="P34"/>
      <text:p text:style-name="P11"><text:span text:style-name="T26">This will allow email clients that often want to connect to port </text:span><text:span text:style-name="T28">465</text:span><text:span text:style-name="T26"> for SSL/TLS connections to do so, instead of changing them back to 25. It may also help if your ISP doesn't like people running servers and blocks port 25 outgoing by default. </text:span><text:span text:style-name="T28">Be warned that in newer versions of Postfix with Ubuntu, the master.cf file also contains some options that can be passed exclusively for this port. Make sure these are either commented out or set properly depending on your configuration.</text:span></text:p>
      <text:p text:style-name="Text_20_body"/>
      <text:h text:style-name="P1" text:outline-level="3">3.<text:span text:style-name="T53">9</text:span>.<text:span text:style-name="T51">4</text:span> - Securing Your Mail System: <text:span text:style-name="T8">Dovecot</text:span></text:h>
      <text:p text:style-name="P36">Fortunately, securing Dovecot is quite a bit simpler than what we had to do for Postfix.</text:p>
      <text:p text:style-name="P26"><text:span text:style-name="T48">First, we will equip Dovecot with SSL/</text:span><text:span text:style-name="T50">TLS</text:span><text:span text:style-name="T48"> and require that it be used for all connections. Edit </text:span><text:span text:style-name="Source_20_Text"><text:span text:style-name="T43">/etc/dovecot/conf.d/</text:span></text:span><text:span text:style-name="Source_20_Text"><text:span text:style-name="T44">10-</text:span></text:span><text:span text:style-name="Source_20_Text"><text:span text:style-name="T48">ssl</text:span></text:span><text:span text:style-name="Source_20_Text"><text:span text:style-name="T44">.conf</text:span></text:span><text:span text:style-name="T44"> </text:span><text:span text:style-name="T47">(or </text:span><text:span text:style-name="Source_20_Text"><text:span text:style-name="T47">/etc/dovecot/dovecot.conf</text:span></text:span><text:span text:style-name="T47">) </text:span><text:span text:style-name="T48">and change the appropriate lines to the following:</text:span></text:p>
      <text:p text:style-name="P23">ssl = required</text:p>
      <text:p text:style-name="P23">ssl_cert = /etc/ssl/certs/server.crt</text:p>
      <text:p text:style-name="P23">ssl_key = /etc/ssl/private/server.key</text:p>
      <text:p text:style-name="P8"><text:span text:style-name="T49">NOTE</text:span><text:span text:style-name="T31"> The above is for only the majority of users that are going to be using self-signed SSL certificates. If you have purchased an SSL certificate and are likely to host services for others from this server, set the paths to match your certificate and its private key.</text:span></text:p>
      <text:p text:style-name="P35">After you restart Dovecot, you will have a system that operates exclusively over SSL/TLS. Let's test it:</text:p>
      <text:p text:style-name="P24"># openssl s_client -starttls imap -crlf -connect mail.mydomain.com:143</text:p>
      <text:p text:style-name="P9"><text:span text:style-name="T21">If you get a message stating “. OK Pre-login capabilities listed, post-login capabilities have more”, then your login over TLS was successful. To be doubly-sure that your client won't be able to accidentally connect over a non-secure connection, try </text:span><text:span text:style-name="T38">telnet localhost 143</text:span><text:span text:style-name="T21"> again and enter </text:span><text:span text:style-name="T38">a login blah blah</text:span><text:span text:style-name="T21"> – it should return that plaintext authentication isn't allowed over SSL/TLS. </text:span></text:p>
      <text:p text:style-name="P20">And that's all we really need to do to secure Dovecot. It doesn't need to bother with actually sending mail over the internet, so the only point of concern is connections that come in from clients' mail readers. Once TLS is enabled and required, everything is encrypted accordingly.</text:p>
      <text:h text:style-name="P2" text:outline-level="3"><text:soft-page-break/>3.<text:span text:style-name="T53">9</text:span>.5 – Connect with a Client</text:h>
      <text:p text:style-name="P20">To connect with our fancy new email server, fire up Thunderbird. It's first-time wizard may start up, allowing you to enter the information right off the bat. If not, go to Edit &gt; Account Settings and click Account Actions &gt; Add Mail Account.</text:p>
      <text:p text:style-name="P20">This should be pretty straightforward, just add your information where it needs to go. It will try to set up the account automatically; you will probably need to click “Manual Config” and enter your server details manually. Thunderbird will automatically choose either 143 or 993, whichever one is open.</text:p>
      <text:p text:style-name="P10"><text:span text:style-name="T22">If you use an email client other than Thunderbird, or you are adding your email to your mobile phone, make sure that any settings like “Use SSL/TLS” are set to Always On </text:span><text:span text:style-name="T23">for both IMAP and SMTP</text:span><text:span text:style-name="T22">, and that the port number </text:span><text:span text:style-name="T23">for each </text:span><text:span text:style-name="T22">matches what you chose to </text:span><text:span text:style-name="T23">use</text:span><text:span text:style-name="T22">.</text:span></text:p>
      <text:h text:style-name="Heading_20_3" text:outline-level="3">3.<text:span text:style-name="T53">9</text:span>.<text:span text:style-name="T51">6</text:span> - Further Reading</text:h>
      <text:list xml:id="list429763588" text:style-name="L3">
        <text:list-item>
          <text:p text:style-name="P50"><text:a xlink:type="simple" xlink:href="http://www.postfix.org/BASIC_CONFIGURATION_README.html"><text:span text:style-name="T52">Postfix Basic Configuration Readme</text:span></text:a></text:p>
        </text:list-item>
        <text:list-item>
          <text:p text:style-name="P50"><text:a xlink:type="simple" xlink:href="http://wiki2.dovecot.org/"><text:span text:style-name="T52">Dovecot Wiki</text:span></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style:font-size-complex="14pt" style:font-weight-complex="bold"/>
    </style:style>
    <style:style style:name="Quotations" style:family="paragraph" style:parent-style-name="Standard" style:class="html">
      <style:paragraph-properties fo:margin="100%" fo:margin-left="1cm" fo:margin-right="1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roid Sans Fallback1"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style:font-name-asian="Droid Sans Fallback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Cook</meta:initial-creator>
    <meta:creation-date>2012-11-12T15:11:26</meta:creation-date>
    <dc:date>2012-11-13T20:40:25</dc:date>
    <dc:creator>Jacob Cook</dc:creator>
    <meta:editing-duration>PT7H9M29S</meta:editing-duration>
    <meta:editing-cycles>22</meta:editing-cycles>
    <meta:generator>LibreOffice/3.6$Linux_X86_64 LibreOffice_project/360m1$Build-2</meta:generator>
    <meta:document-statistic meta:table-count="0" meta:image-count="0" meta:object-count="0" meta:page-count="7" meta:paragraph-count="132" meta:word-count="2474" meta:character-count="15354" meta:non-whitespace-character-count="12966"/>
  </office:meta>
</office:document-meta>
</file>